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1" svg:font-family="'Fira Mono'" style:font-pitch="fixed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miri" svg:font-family="Amiri" style:font-pitch="variable"/>
    <style:font-face style:name="Arial1" svg:font-family="Arial" style:font-pitch="variable"/>
    <style:font-face style:name="Asana Math" svg:font-family="'Asana Math'" style:font-pitch="variable"/>
    <style:font-face style:name="CMU Bright" svg:font-family="'CMU Bright'" style:font-adornments="SemiBold" style:font-pitch="variable"/>
    <style:font-face style:name="CMU Concrete" svg:font-family="'CMU Concrete'" style:font-pitch="variable"/>
    <style:font-face style:name="CMU Sans Serif Demi Condensed" svg:font-family="'CMU Sans Serif Demi Condensed'" style:font-adornments="DemiCondensed" style:font-pitch="variable"/>
    <style:font-face style:name="Cabin" svg:font-family="Cabin" style:font-adornments="Regular" style:font-pitch="variable"/>
    <style:font-face style:name="Carlito" svg:font-family="Carlito" style:font-adornments="Regular" style:font-pitch="variable"/>
    <style:font-face style:name="Droid Sans" svg:font-family="'Droid Sans'" style:font-adornments="Regular" style:font-pitch="variable"/>
    <style:font-face style:name="Fira Mono" svg:font-family="'Fira Mono'" style:font-pitch="variable"/>
    <style:font-face style:name="GFS Didot Classic" svg:font-family="'GFS Didot Classic'" style:font-pitch="variable"/>
    <style:font-face style:name="Gentium" svg:font-family="Gentium" style:font-pitch="variable"/>
    <style:font-face style:name="Latin Modern Math" svg:font-family="'Latin Modern Math'" style:font-pitch="variable"/>
    <style:font-face style:name="Latin Modern Roman Slanted" svg:font-family="'Latin Modern Roman Slanted'" style:font-pitch="variable"/>
    <style:font-face style:name="Linux Libertine Display O" svg:font-family="'Linux Libertine Display O'" style:font-pitch="variable"/>
    <style:font-face style:name="TG Termes Math" svg:font-family="'TG Termes Math'" style:font-pitch="variable"/>
    <style:font-face style:name="TeX Gyre Bonum" svg:font-family="'TeX Gyre Bonum'" style:font-pitch="variable"/>
    <style:font-face style:name="URW Bookman L" svg:font-family="'URW Bookman L'" style:font-pitch="variable"/>
    <style:font-face style:name="Arial" svg:font-family="Arial" style:font-family-generic="roman" style:font-pitch="variable"/>
    <style:font-face style:name="CMU Bright1" svg:font-family="'CMU Bright'" style:font-family-generic="roman" style:font-pitch="variable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Caladea" svg:font-family="Caladea" style:font-family-generic="roma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Droid Serif" svg:font-family="'Droid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CMU Sans Serif" svg:font-family="'CMU Sans Serif'" style:font-family-generic="swiss" style:font-pitch="variable"/>
    <style:font-face style:name="Carlito1" svg:font-family="Carlito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Arial4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viewing_20_key">
      <style:graphic-properties draw:fill-color="#f2f410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.4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.353cm"/>
    </style:style>
    <style:style style:name="gr7" style:family="graphic" style:parent-style-name="viewing_20_key">
      <style:graphic-properties draw:fill-color="#ff0000"/>
    </style:style>
    <style:style style:name="P1" style:family="paragraph">
      <loext:graphic-properties draw:fill-color="#f2f410"/>
      <style:text-properties style:font-name="Nimbus Sans L" fo:font-style="normal" fo:font-weight="normal"/>
    </style:style>
    <style:style style:name="P2" style:family="paragraph">
      <style:text-properties style:font-name="Nimbus Sans L" fo:font-style="normal" fo:font-weight="normal"/>
    </style:style>
    <style:style style:name="P3" style:family="paragraph">
      <loext:graphic-properties draw:fill="none"/>
      <style:paragraph-properties fo:text-align="center"/>
      <style:text-properties style:font-name="Nimbus Sans L" fo:font-style="normal" fo:font-weight="normal"/>
    </style:style>
    <style:style style:name="P4" style:family="paragraph">
      <style:text-properties style:font-name="Nimbus Sans L" fo:font-size="12pt" fo:font-style="normal" fo:font-weight="normal" style:font-size-asian="12pt" style:font-size-complex="12pt"/>
    </style:style>
    <style:style style:name="P5" style:family="paragraph">
      <loext:graphic-properties draw:fill="none" draw:fill-color="#ffffff"/>
      <style:text-properties style:font-name="Nimbus Sans L" fo:font-size="12pt" fo:font-style="normal" fo:font-weight="normal" style:font-size-asian="12pt" style:font-size-complex="12pt"/>
    </style:style>
    <style:style style:name="P6" style:family="paragraph">
      <loext:graphic-properties draw:fill="none" draw:fill-color="#ffffff"/>
      <style:text-properties style:font-name="Nimbus Sans L" fo:font-style="normal" fo:font-weight="normal"/>
    </style:style>
    <style:style style:name="P7" style:family="paragraph">
      <loext:graphic-properties draw:fill-color="#ff0000"/>
      <style:text-properties style:font-name="Nimbus Sans L" fo:font-style="normal" fo:font-weight="normal"/>
    </style:style>
    <style:style style:name="P8" style:family="paragraph">
      <style:text-properties style:font-name="Latin Modern Roman Slanted" fo:font-size="13pt" fo:font-style="normal" style:font-size-asian="13pt" style:font-style-asian="normal" style:font-size-complex="13pt" style:font-style-complex="normal"/>
    </style:style>
    <style:style style:name="P9" style:family="paragraph">
      <loext:graphic-properties draw:fill="none" draw:fill-color="#ffffff"/>
      <style:text-properties style:font-name="Latin Modern Roman Slanted" fo:font-size="13pt" fo:font-style="normal" style:font-size-asian="13pt" style:font-style-asian="normal" style:font-size-complex="13pt" style:font-style-complex="normal"/>
    </style:style>
    <style:style style:name="T1" style:family="text">
      <style:text-properties style:font-name="Nimbus Sans L" fo:font-size="12pt" style:font-size-asian="12pt" style:font-size-complex="12pt"/>
    </style:style>
    <style:style style:name="T2" style:family="text">
      <style:text-properties style:font-name="Nimbus Sans L"/>
    </style:style>
    <style:style style:name="T3" style:family="text">
      <style:text-properties style:font-name="Latin Modern Roman Slanted" fo:font-size="13pt" fo:font-style="normal" style:font-size-asian="13pt" style:font-style-asian="normal" style:font-size-complex="13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445cm" svg:height="1.27cm" svg:x="0.61cm" svg:y="2.93cm" draw:corner-radius="0.635cm">
          <text:p/>
        </draw:rect>
        <draw:rect draw:style-name="payment_20_address" draw:text-style-name="P2" draw:layer="layout" svg:width="4.445cm" svg:height="1.27cm" svg:x="0.61cm" svg:y="0.9cm" draw:corner-radius="0.635cm">
          <text:p/>
        </draw:rect>
        <draw:connector draw:style-name="gr2" draw:text-style-name="P3" draw:layer="layout" draw:type="line" svg:x1="1.688cm" svg:y1="3.198cm" svg:x2="1.691cm" svg:y2="2.036cm" svg:d="M1688 3198l3-1162" svg:viewBox="0 0 4 1163">
          <text:p/>
        </draw:connector>
        <draw:g>
          <draw:frame draw:style-name="gr3" draw:text-style-name="P5" draw:layer="layout" svg:width="0.951cm" svg:height="0.78cm" svg:x="1.415cm" svg:y="1.326cm">
            <draw:text-box>
              <text:p text:style-name="P4"><text:span text:style-name="T1">pk</text:span></text:p>
            </draw:text-box>
          </draw:frame>
          <draw:frame draw:style-name="gr3" draw:text-style-name="P6" draw:layer="layout" svg:width="0.853cm" svg:height="1.038cm" svg:x="1.032cm" svg:y="0.973cm">
            <draw:text-box>
              <text:p text:style-name="P2"><text:span text:style-name="T2">a</text:span></text:p>
            </draw:text-box>
          </draw:frame>
        </draw:g>
        <draw:g>
          <draw:frame draw:style-name="gr3" draw:text-style-name="P5" draw:layer="layout" svg:width="1.188cm" svg:height="0.78cm" svg:x="3.464cm" svg:y="1.326cm">
            <draw:text-box>
              <text:p text:style-name="P4"><text:span text:style-name="T1">enc</text:span></text:p>
            </draw:text-box>
          </draw:frame>
          <draw:frame draw:style-name="gr4" draw:text-style-name="P6" draw:layer="layout" svg:width="1.272cm" svg:height="1.038cm" svg:x="2.752cm" svg:y="0.973cm">
            <draw:text-box>
              <text:p text:style-name="P2"><text:span text:style-name="T2">pk</text:span></text:p>
            </draw:text-box>
          </draw:frame>
        </draw:g>
        <draw:g>
          <draw:frame draw:style-name="gr3" draw:text-style-name="P5" draw:layer="layout" svg:width="1.188cm" svg:height="0.78cm" svg:x="3.489cm" svg:y="3.35cm">
            <draw:text-box>
              <text:p text:style-name="P4"><text:span text:style-name="T1">enc</text:span></text:p>
            </draw:text-box>
          </draw:frame>
          <draw:frame draw:style-name="gr4" draw:text-style-name="P6" draw:layer="layout" svg:width="1.272cm" svg:height="1.038cm" svg:x="2.776cm" svg:y="2.997cm">
            <draw:text-box>
              <text:p text:style-name="P2"><text:span text:style-name="T2">sk</text:span></text:p>
            </draw:text-box>
          </draw:frame>
        </draw:g>
        <draw:connector draw:style-name="gr2" draw:text-style-name="P3" draw:layer="layout" draw:type="line" svg:x1="3.152cm" svg:y1="5.4cm" svg:x2="3.71cm" svg:y2="4.078cm" svg:d="M3152 5400l558-1322" svg:viewBox="0 0 559 1323">
          <text:p/>
        </draw:connector>
        <draw:g>
          <draw:frame draw:style-name="gr5" draw:text-style-name="P5" draw:layer="layout" svg:width="0.951cm" svg:height="0.78cm" svg:x="1.46cm" svg:y="3.348cm">
            <draw:text-box>
              <text:p text:style-name="P4"><text:span text:style-name="T1">vk</text:span></text:p>
            </draw:text-box>
          </draw:frame>
          <draw:frame draw:style-name="gr6" draw:text-style-name="P6" draw:layer="layout" svg:width="0.853cm" svg:height="1.038cm" svg:x="1.077cm" svg:y="2.995cm">
            <draw:text-box>
              <text:p text:style-name="P2"><text:span text:style-name="T2">a</text:span></text:p>
            </draw:text-box>
          </draw:frame>
        </draw:g>
        <draw:rect draw:style-name="gr7" draw:text-style-name="P7" draw:layer="layout" svg:width="2.4cm" svg:height="1.27cm" svg:x="1.61cm" svg:y="4.93cm" draw:corner-radius="0.635cm">
          <text:p/>
        </draw:rect>
        <draw:g>
          <draw:frame draw:style-name="gr5" draw:text-style-name="P5" draw:layer="layout" svg:width="0.951cm" svg:height="0.78cm" svg:x="2.559cm" svg:y="5.353cm">
            <draw:text-box>
              <text:p text:style-name="P4"><text:span text:style-name="T1">sk</text:span></text:p>
            </draw:text-box>
          </draw:frame>
          <draw:frame draw:style-name="gr6" draw:text-style-name="P6" draw:layer="layout" svg:width="0.853cm" svg:height="1.038cm" svg:x="2.176cm" svg:y="5cm">
            <draw:text-box>
              <text:p text:style-name="P2"><text:span text:style-name="T2">a</text:span></text:p>
            </draw:text-box>
          </draw:frame>
        </draw:g>
        <draw:connector draw:style-name="gr2" draw:text-style-name="P3" draw:layer="layout" draw:type="line" svg:x1="2.368cm" svg:y1="5.4cm" svg:x2="1.81cm" svg:y2="4.078cm" svg:d="M2368 5400l-558-1322" svg:viewBox="0 0 559 1323">
          <text:p/>
        </draw:connector>
        <draw:connector draw:style-name="gr2" draw:text-style-name="P3" draw:layer="layout" draw:type="line" svg:x1="3.71cm" svg:y1="3.2cm" svg:x2="3.713cm" svg:y2="2.038cm" svg:d="M3710 3200l3-1162" svg:viewBox="0 0 4 1163">
          <text:p/>
        </draw:connector>
        <draw:frame draw:style-name="gr3" draw:text-style-name="P9" draw:layer="layout" svg:width="3.978cm" svg:height="0.903cm" svg:x="5.51cm" svg:y="1.1cm">
          <draw:text-box>
            <text:p text:style-name="P8"><text:span text:style-name="T3">Payment address</text:span></text:p>
          </draw:text-box>
        </draw:frame>
        <draw:frame draw:style-name="gr3" draw:text-style-name="P9" draw:layer="layout" svg:width="3.008cm" svg:height="0.903cm" svg:x="5.51cm" svg:y="3.1cm">
          <draw:text-box>
            <text:p text:style-name="P8"><text:span text:style-name="T3">Viewing key</text:span></text:p>
          </draw:text-box>
        </draw:frame>
        <draw:frame draw:style-name="gr3" draw:text-style-name="P9" draw:layer="layout" svg:width="3.249cm" svg:height="0.903cm" svg:x="5.51cm" svg:y="5.1cm">
          <draw:text-box>
            <text:p text:style-name="P8"><text:span text:style-name="T3">Spending k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1" svg:font-family="'Fira Mono'" style:font-pitch="fixed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miri" svg:font-family="Amiri" style:font-pitch="variable"/>
    <style:font-face style:name="Arial1" svg:font-family="Arial" style:font-pitch="variable"/>
    <style:font-face style:name="Asana Math" svg:font-family="'Asana Math'" style:font-pitch="variable"/>
    <style:font-face style:name="CMU Bright" svg:font-family="'CMU Bright'" style:font-adornments="SemiBold" style:font-pitch="variable"/>
    <style:font-face style:name="CMU Concrete" svg:font-family="'CMU Concrete'" style:font-pitch="variable"/>
    <style:font-face style:name="CMU Sans Serif Demi Condensed" svg:font-family="'CMU Sans Serif Demi Condensed'" style:font-adornments="DemiCondensed" style:font-pitch="variable"/>
    <style:font-face style:name="Cabin" svg:font-family="Cabin" style:font-adornments="Regular" style:font-pitch="variable"/>
    <style:font-face style:name="Carlito" svg:font-family="Carlito" style:font-adornments="Regular" style:font-pitch="variable"/>
    <style:font-face style:name="Droid Sans" svg:font-family="'Droid Sans'" style:font-adornments="Regular" style:font-pitch="variable"/>
    <style:font-face style:name="Fira Mono" svg:font-family="'Fira Mono'" style:font-pitch="variable"/>
    <style:font-face style:name="GFS Didot Classic" svg:font-family="'GFS Didot Classic'" style:font-pitch="variable"/>
    <style:font-face style:name="Gentium" svg:font-family="Gentium" style:font-pitch="variable"/>
    <style:font-face style:name="Latin Modern Math" svg:font-family="'Latin Modern Math'" style:font-pitch="variable"/>
    <style:font-face style:name="Latin Modern Roman Slanted" svg:font-family="'Latin Modern Roman Slanted'" style:font-pitch="variable"/>
    <style:font-face style:name="Linux Libertine Display O" svg:font-family="'Linux Libertine Display O'" style:font-pitch="variable"/>
    <style:font-face style:name="TG Termes Math" svg:font-family="'TG Termes Math'" style:font-pitch="variable"/>
    <style:font-face style:name="TeX Gyre Bonum" svg:font-family="'TeX Gyre Bonum'" style:font-pitch="variable"/>
    <style:font-face style:name="URW Bookman L" svg:font-family="'URW Bookman L'" style:font-pitch="variable"/>
    <style:font-face style:name="Arial" svg:font-family="Arial" style:font-family-generic="roman" style:font-pitch="variable"/>
    <style:font-face style:name="CMU Bright1" svg:font-family="'CMU Bright'" style:font-family-generic="roman" style:font-pitch="variable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Caladea" svg:font-family="Caladea" style:font-family-generic="roma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Droid Serif" svg:font-family="'Droid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CMU Sans Serif" svg:font-family="'CMU Sans Serif'" style:font-family-generic="swiss" style:font-pitch="variable"/>
    <style:font-face style:name="Carlito1" svg:font-family="Carlito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Arial4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4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4bd5e" draw:opacity="4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yment_20_address" style:display-name="payment address" style:family="graphic" style:parent-style-name="standard">
      <style:graphic-properties draw:fill-color="#33cc66" draw:textarea-vertical-align="middle"/>
      <style:paragraph-properties fo:text-align="center"/>
    </style:style>
    <style:style style:name="spending_20_key" style:display-name="spending key" style:family="graphic" style:parent-style-name="standard">
      <style:graphic-properties draw:fill-color="#ff3333" draw:textarea-vertical-align="middle"/>
      <style:paragraph-properties fo:text-align="center"/>
    </style:style>
    <style:style style:name="viewing_20_key" style:display-name="viewing key" style:family="graphic" style:parent-style-name="standard">
      <style:graphic-properties draw:fill-color="#e6ff00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17:32:43.896610548</meta:creation-date>
    <dc:date>2016-02-20T22:54:28.236146979</dc:date>
    <meta:editing-duration>P3DT22H50M22S</meta:editing-duration>
    <meta:editing-cycles>10</meta:editing-cycles>
    <meta:generator>LibreOffice/5.0.2.2$Linux_X86_64 LibreOffice_project/00m0$Build-2</meta:generator>
    <meta:document-statistic meta:object-count="25"/>
  </office:meta>
</office:document-meta>
</file>